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actice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del 1</text:p>
          </table:table-cell>
          <table:table-cell office:value-type="string" calcext:value-type="string">
            <text:p>Model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to Make</text:p>
          </table:table-cell>
          <table:table-cell table:style-name="ce3" table:number-columns-repeated="2"/>
          <table:table-cell table:style-name="ce1" office:value-type="string" calcext:value-type="string">
            <text:p>Total Profit</text:p>
          </table:table-cell>
          <table:table-cell/>
        </table:table-row>
        <table:table-row table:style-name="ro1">
          <table:table-cell office:value-type="string" calcext:value-type="string">
            <text:p>Unit Profits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table:style-name="ce3" table:formula="of:=[.B4]*[.B5]+[.C4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Constraints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Pumps Req’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]*[.B4]+[.C8]*[.C4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abor Req’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9]*[.B4]+[.C9]*[.C4]"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Tubing Req’d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0]*[.B4]+[.C10]*[.C4]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</table:table-row>
      </table:table>
      <table:table table:name="Solved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odel 1</text:p>
          </table:table-cell>
          <table:table-cell table:style-name="ce4" office:value-type="string" calcext:value-type="string">
            <text:p>Model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to Make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78" calcext:value-type="float">
            <text:p>78</text:p>
          </table:table-cell>
          <table:table-cell table:style-name="ce1" office:value-type="string" calcext:value-type="string">
            <text:p>Total Profit</text:p>
          </table:table-cell>
          <table:table-cell/>
        </table:table-row>
        <table:table-row table:style-name="ro1">
          <table:table-cell office:value-type="string" calcext:value-type="string">
            <text:p>Unit Profits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table:style-name="ce3" table:formula="of:=[.B3]*[.B4]+[.C3]*[.C4]" office:value-type="float" office:value="66100" calcext:value-type="float">
            <text:p>66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Constraints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Pumps Req’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]*[.B3]+[.C7]*[.C3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abor Req’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8]*[.B3]+[.C8]*[.C3]" office:value-type="float" office:value="1566" calcext:value-type="float">
            <text:p>1566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Tubing Req’d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+[.B9]*[.B3]+[.C9]*[.C3]" office:value-type="float" office:value="2712" calcext:value-type="float">
            <text:p>2712</text:p>
          </table:table-cell>
          <table:table-cell office:value-type="float" office:value="2880" calcext:value-type="float">
            <text:p>28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02:39.799796698</meta:creation-date>
    <dc:date>2025-02-06T18:47:53.137559923</dc:date>
    <meta:editing-duration>PT2H23M56S</meta:editing-duration>
    <meta:editing-cycles>7</meta:editing-cycles>
    <meta:generator>LibreOffice/7.3.7.2$Linux_X86_64 LibreOffice_project/30$Build-2</meta:generator>
    <meta:document-statistic meta:table-count="2" meta:cell-count="54" meta:object-count="0"/>
  </office:meta>
</office:document-meta>
</file>